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a71" officeooo:paragraph-rsid="001a6a71"/>
    </style:style>
    <style:style style:name="P2" style:family="paragraph" style:parent-style-name="Standard">
      <style:text-properties officeooo:rsid="001a6a71" officeooo:paragraph-rsid="001a6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58:53.823877821</meta:creation-date>
    <dc:date>2020-08-17T17:06:12.076999760</dc:date>
    <meta:editing-duration>PT1M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